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JavaSourcesTask.copyFile( File source , File destination , TwoTuple twoTuple , Task client , boolean for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opyJavaSourcesTask.copyContentOfDir( File source , File destination , TwoTuple twoTuple , FilenameFilter filenameFilter , Task cli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pyJavaSourcesTask.copyDir( File source , File destination , TwoTuple twoTuple , FilenameFilter filenameFilter , Task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JavaSourcesTask.setBuildDir( String _build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JavaSourcesTask.setJavaDir( String _java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JavaSourcesTask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opyJavaSourcesTask.setPubsRootDirs( Path _pubsRoot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